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rmatoReportes" style:family="table">
      <style:table-properties style:width="17.032cm" fo:margin-left="-0.032cm" table:align="left" style:may-break-between-rows="false"/>
    </style:style>
    <style:style style:name="FormatoReportes.A" style:family="table-column">
      <style:table-column-properties style:column-width="4.276cm"/>
    </style:style>
    <style:style style:name="FormatoReportes.B" style:family="table-column">
      <style:table-column-properties style:column-width="4.246cm"/>
    </style:style>
    <style:style style:name="FormatoReportes.D" style:family="table-column">
      <style:table-column-properties style:column-width="4.265cm"/>
    </style:style>
    <style:style style:name="FormatoReportes.A1" style:family="table-cell">
      <style:table-cell-properties fo:padding="0.097cm" fo:border-left="0.05pt solid #000000" fo:border-right="none" fo:border-top="0.05pt solid #000000" fo:border-bottom="0.05pt solid #000000"/>
    </style:style>
    <style:style style:name="FormatoReportes.B1" style:family="table-cell">
      <style:table-cell-properties fo:padding="0.097cm" fo:border="0.05pt solid #000000"/>
    </style:style>
    <style:style style:name="FormatoReportes.A2" style:family="table-cell">
      <style:table-cell-properties fo:padding="0.097cm" fo:border-left="0.05pt solid #000000" fo:border-right="none" fo:border-top="none" fo:border-bottom="0.05pt solid #000000"/>
    </style:style>
    <style:style style:name="FormatoReportes.B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oReportes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FormatoReportes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1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8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032cm" fo:margin-left="-0.032cm" table:align="left" style:may-break-between-rows="false"/>
    </style:style>
    <style:style style:name="Tabla1.A" style:family="table-column">
      <style:table-column-properties style:column-width="4.276cm"/>
    </style:style>
    <style:style style:name="Tabla1.B" style:family="table-column">
      <style:table-column-properties style:column-width="4.246cm"/>
    </style:style>
    <style:style style:name="Tabla1.D" style:family="table-column">
      <style:table-column-properties style:column-width="4.26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1.A1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2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32cm" fo:margin-left="-0.032cm" table:align="left" style:may-break-between-rows="false"/>
    </style:style>
    <style:style style:name="Tabla2.A" style:family="table-column">
      <style:table-column-properties style:column-width="4.276cm"/>
    </style:style>
    <style:style style:name="Tabla2.B" style:family="table-column">
      <style:table-column-properties style:column-width="4.246cm"/>
    </style:style>
    <style:style style:name="Tabla2.D" style:family="table-column">
      <style:table-column-properties style:column-width="4.26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2.A15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19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032cm" fo:margin-left="-0.032cm" table:align="left" style:may-break-between-rows="false"/>
    </style:style>
    <style:style style:name="Tabla3.A" style:family="table-column">
      <style:table-column-properties style:column-width="4.276cm"/>
    </style:style>
    <style:style style:name="Tabla3.B" style:family="table-column">
      <style:table-column-properties style:column-width="4.246cm"/>
    </style:style>
    <style:style style:name="Tabla3.D" style:family="table-column">
      <style:table-column-properties style:column-width="4.26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3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3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32cm" fo:margin-left="-0.032cm" table:align="left" style:may-break-between-rows="false"/>
    </style:style>
    <style:style style:name="Tabla4.A" style:family="table-column">
      <style:table-column-properties style:column-width="4.276cm"/>
    </style:style>
    <style:style style:name="Tabla4.B" style:family="table-column">
      <style:table-column-properties style:column-width="4.246cm"/>
    </style:style>
    <style:style style:name="Tabla4.D" style:family="table-column">
      <style:table-column-properties style:column-width="4.26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032cm" fo:margin-left="-0.032cm" table:align="left" style:may-break-between-rows="false"/>
    </style:style>
    <style:style style:name="Tabla5.A" style:family="table-column">
      <style:table-column-properties style:column-width="4.276cm"/>
    </style:style>
    <style:style style:name="Tabla5.B" style:family="table-column">
      <style:table-column-properties style:column-width="4.246cm"/>
    </style:style>
    <style:style style:name="Tabla5.D" style:family="table-column">
      <style:table-column-properties style:column-width="4.26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5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officeooo:rsid="001d6f50" officeooo:paragraph-rsid="001d6f50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rsid="001df128" officeooo:paragraph-rsid="001df128"/>
    </style:style>
    <style:style style:name="T1" style:family="text">
      <style:text-properties officeooo:rsid="001d6f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rmatoReportes" table:style-name="FormatoReportes">
        <table:table-column table:style-name="FormatoReportes.A"/>
        <table:table-column table:style-name="FormatoReportes.B" table:number-columns-repeated="2"/>
        <table:table-column table:style-name="FormatoReportes.D"/>
        <table:table-row>
          <table:table-cell table:style-name="FormatoReportes.A1" office:value-type="string">
            <text:p text:style-name="Table_20_Heading">Nombre del Reporte:</text:p>
          </table:table-cell>
          <table:table-cell table:style-name="FormatoReportes.B1" table:number-columns-spanned="3" office:value-type="string">
            <text:p text:style-name="P4">Empleados con Cuenta Presupuestaria Individual</text:p>
          </table:table-cell>
          <table:covered-table-cell/>
          <table:covered-table-cell/>
        </table:table-row>
        <table:table-row>
          <table:table-cell table:style-name="FormatoReportes.A2" office:value-type="string">
            <text:p text:style-name="P1">Descripción General del Reporte:</text:p>
          </table:table-cell>
          <table:table-cell table:style-name="FormatoReportes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FormatoReportes.A3" office:value-type="string">
            <text:p text:style-name="P1">Campos</text:p>
          </table:table-cell>
          <table:table-cell table:style-name="FormatoReportes.A3" office:value-type="string">
            <text:p text:style-name="P1">Tablas</text:p>
          </table:table-cell>
          <table:table-cell table:style-name="FormatoReportes.A3" office:value-type="string">
            <text:p text:style-name="P1">Descripción</text:p>
          </table:table-cell>
          <table:table-cell table:style-name="FormatoReportes.D3" office:value-type="string">
            <text:p text:style-name="P6">Notas</text:p>
          </table:table-cell>
        </table:table-row>
        <table:table-row>
          <table:table-cell table:style-name="FormatoReportes.A2" office:value-type="string">
            <text:p text:style-name="Table_20_Contents">Código</text:p>
          </table:table-cell>
          <table:table-cell table:style-name="FormatoReportes.A2" office:value-type="string">
            <text:p text:style-name="Table_20_Contents">prempy.cemp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Identidad</text:p>
          </table:table-cell>
          <table:table-cell table:style-name="FormatoReportes.A2" office:value-type="string">
            <text:p text:style-name="Table_20_Contents">Prempy.cfedid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Nombres</text:p>
          </table:table-cell>
          <table:table-cell table:style-name="FormatoReportes.A2" office:value-type="string">
            <text:p text:style-name="Table_20_Contents"><text:bookmark-start text:name="__DdeLink__562_538055650"/>Prempy.cfname<text:bookmark-end text:name="__DdeLink__562_538055650"/>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pellidos</text:p>
          </table:table-cell>
          <table:table-cell table:style-name="FormatoReportes.A2" office:value-type="string">
            <text:p text:style-name="Table_20_Contents">Prempy.cl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argos</text:p>
          </table:table-cell>
          <table:table-cell table:style-name="FormatoReportes.A2" office:value-type="string">
            <text:p text:style-name="Table_20_Contents"><text:span text:style-name="T1">HRJobs.c</text:span>desc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depto</text:p>
          </table:table-cell>
          <table:table-cell table:style-name="FormatoReportes.A2" office:value-type="string">
            <text:p text:style-name="Table_20_Contents">Prempy.cdept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>Prdept.cdept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ueldo</text:p>
          </table:table-cell>
          <table:table-cell table:style-name="FormatoReportes.A2" office:value-type="string">
            <text:p text:style-name="Table_20_Contents"><text:span text:style-name="T1">Prempy.n</text:span>monthpay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</text:p>
          </table:table-cell>
          <table:table-cell table:style-name="FormatoReportes.A2" office:value-type="string">
            <text:p text:style-name="Table_20_Contents"><text:span text:style-name="T1">Prempy.</text:span>dcntrct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cuerdo</text:p>
          </table:table-cell>
          <table:table-cell table:style-name="FormatoReportes.A2" office:value-type="string">
            <text:p text:style-name="Table_20_Contents"><text:span text:style-name="T1">Prempy.</text:span>dhir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Nacimiento</text:p>
          </table:table-cell>
          <table:table-cell table:style-name="FormatoReportes.A2" office:value-type="string">
            <text:p text:style-name="Table_20_Contents">Prempy.dbirth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taxstate</text:p>
          </table:table-cell>
          <table:table-cell table:style-name="FormatoReportes.A2" office:value-type="string">
            <text:p text:style-name="Table_20_Contents">Prempy.ctax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Tipo de Planilla</text:p>
          </table:table-cell>
          <table:table-cell table:style-name="FormatoReportes.A2" office:value-type="string">
            <text:p text:style-name="Table_20_Contents"><text:span text:style-name="T1">Prempy.</text:span>cpaytyp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a</text:p>
          </table:table-cell>
          <table:table-cell table:style-name="FormatoReportes.A2" office:value-type="string">
            <text:p text:style-name="P7">Prempg.cwageacc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>Prempy.c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exo</text:p>
          </table:table-cell>
          <table:table-cell table:style-name="FormatoReportes.A2" office:value-type="string">
            <text:p text:style-name="Table_20_Contents">Prempy.csex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1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Descripción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>Carg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 y acuer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8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Prioridad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ext:soft-page-break/>
        <table:table-row>
          <table:table-cell table:style-name="Tabla1.A1" office:value-type="string">
            <text:p text:style-name="Table_20_Heading">Nombre del Reporte:</text:p>
          </table:table-cell>
          <table:table-cell table:style-name="Tabla1.B1" table:number-columns-spanned="3" office:value-type="string">
            <text:p text:style-name="P4">Reporte de Ingresos de emplead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escripción General del Reporte:</text:p>
          </table:table-cell>
          <table:table-cell table:style-name="Tabla1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">Campos</text:p>
          </table:table-cell>
          <table:table-cell table:style-name="Tabla1.A3" office:value-type="string">
            <text:p text:style-name="P1">Tablas</text:p>
          </table:table-cell>
          <table:table-cell table:style-name="Tabla1.A3" office:value-type="string">
            <text:p text:style-name="P1">Descripción</text:p>
          </table:table-cell>
          <table:table-cell table:style-name="Tabla1.D3" office:value-type="string">
            <text:p text:style-name="P6">Notas</text:p>
          </table:table-cell>
        </table:table-row>
        <table:table-row>
          <table:table-cell table:style-name="Tabla1.A2" office:value-type="string">
            <text:p text:style-name="Table_20_Contents">Codigo</text:p>
          </table:table-cell>
          <table:table-cell table:style-name="Tabla1.A2" office:value-type="string">
            <text:p text:style-name="Table_20_Contents">prempy.cemp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dentidad</text:p>
          </table:table-cell>
          <table:table-cell table:style-name="Tabla1.A2" office:value-type="string">
            <text:p text:style-name="P3">Prempy.cfedid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nombres</text:p>
          </table:table-cell>
          <table:table-cell table:style-name="Tabla1.A2" office:value-type="string">
            <text:p text:style-name="Table_20_Contents"><text:bookmark-start text:name="__DdeLink__562_5380556501"/>Prempy.cfname<text:bookmark-end text:name="__DdeLink__562_5380556501"/>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pellidos</text:p>
          </table:table-cell>
          <table:table-cell table:style-name="Tabla1.A2" office:value-type="string">
            <text:p text:style-name="Table_20_Contents">Prempy.cl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argo</text:p>
          </table:table-cell>
          <table:table-cell table:style-name="Tabla1.A2" office:value-type="string">
            <text:p text:style-name="P3">HRJobs.cDesc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depto</text:p>
          </table:table-cell>
          <table:table-cell table:style-name="Tabla1.A2" office:value-type="string">
            <text:p text:style-name="Table_20_Contents">Prempy.cdept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epto</text:p>
          </table:table-cell>
          <table:table-cell table:style-name="Tabla1.A2" office:value-type="string">
            <text:p text:style-name="Table_20_Contents">Prdept.cdept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eferencia</text:p>
          </table:table-cell>
          <table:table-cell table:style-name="Tabla1.A2" office:value-type="string">
            <text:p text:style-name="Table_20_Contents">Prmisc.cref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Table_20_Contents">Prmisc.cban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heque</text:p>
          </table:table-cell>
          <table:table-cell table:style-name="Tabla1.A2" office:value-type="string">
            <text:p text:style-name="Table_20_Contents">Prmisc.cch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lanilla</text:p>
          </table:table-cell>
          <table:table-cell table:style-name="Tabla1.A2" office:value-type="string">
            <text:p text:style-name="Table_20_Contents">Prmisc.cpay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ingreso</text:p>
          </table:table-cell>
          <table:table-cell table:style-name="Tabla1.B15" office:value-type="string">
            <text:p text:style-name="P2">Prmisc.cpaycode</text:p>
          </table:table-cell>
          <table:table-cell table:style-name="Tabla1.B15" office:value-type="string">
            <text:p text:style-name="P3">Verific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escripcion</text:p>
          </table:table-cell>
          <table:table-cell table:style-name="Tabla1.B15" office:value-type="string">
            <text:p text:style-name="Table_20_Contents">Duda se puede ir</text:p>
          </table:table-cell>
          <table:table-cell table:style-name="Tabla1.B15" office:value-type="string">
            <text:p text:style-name="P3">Verific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or ingreso</text:p>
          </table:table-cell>
          <table:table-cell table:style-name="Tabla1.A2" office:value-type="string">
            <text:p text:style-name="Table_20_Contents">Prmisc.nqty * prmisc.nrat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8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Descripción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2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Prioridad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ext:soft-page-break/>
        <table:table-row>
          <table:table-cell table:style-name="Tabla2.A1" office:value-type="string">
            <text:p text:style-name="Table_20_Heading">Nombre del Reporte:</text:p>
          </table:table-cell>
          <table:table-cell table:style-name="Tabla2.B1" table:number-columns-spanned="3" office:value-type="string">
            <text:p text:style-name="P4">Reporte de Deducciones de empleado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Descripción General del Reporte:</text:p>
          </table:table-cell>
          <table:table-cell table:style-name="Tabla2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1">Campos</text:p>
          </table:table-cell>
          <table:table-cell table:style-name="Tabla2.A3" office:value-type="string">
            <text:p text:style-name="P1">Tablas</text:p>
          </table:table-cell>
          <table:table-cell table:style-name="Tabla2.A3" office:value-type="string">
            <text:p text:style-name="P1">Descripción</text:p>
          </table:table-cell>
          <table:table-cell table:style-name="Tabla2.D3" office:value-type="string">
            <text:p text:style-name="P6">Notas</text:p>
          </table:table-cell>
        </table:table-row>
        <table:table-row>
          <table:table-cell table:style-name="Tabla2.A2" office:value-type="string">
            <text:p text:style-name="Table_20_Contents">Codigo</text:p>
          </table:table-cell>
          <table:table-cell table:style-name="Tabla2.A2" office:value-type="string">
            <text:p text:style-name="Table_20_Contents">prempy.cemp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identidad</text:p>
          </table:table-cell>
          <table:table-cell table:style-name="Tabla2.A2" office:value-type="string">
            <text:p text:style-name="P3">Prempy.cfedid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nombres</text:p>
          </table:table-cell>
          <table:table-cell table:style-name="Tabla2.A2" office:value-type="string">
            <text:p text:style-name="Table_20_Contents"><text:bookmark-start text:name="__DdeLink__562_53805565011"/>Prempy.cfname<text:bookmark-end text:name="__DdeLink__562_53805565011"/>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apellidos</text:p>
          </table:table-cell>
          <table:table-cell table:style-name="Tabla2.A2" office:value-type="string">
            <text:p text:style-name="Table_20_Contents">Prempy.cl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argo</text:p>
          </table:table-cell>
          <table:table-cell table:style-name="Tabla2.A2" office:value-type="string">
            <text:p text:style-name="P3">HRJobs.cDesc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. depto</text:p>
          </table:table-cell>
          <table:table-cell table:style-name="Tabla2.A2" office:value-type="string">
            <text:p text:style-name="Table_20_Contents">Prempy.cdept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pto</text:p>
          </table:table-cell>
          <table:table-cell table:style-name="Tabla2.A2" office:value-type="string">
            <text:p text:style-name="Table_20_Contents">Prdept.cdept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planilla</text:p>
          </table:table-cell>
          <table:table-cell table:style-name="Tabla2.B11" office:value-type="string">
            <text:p text:style-name="Table_20_Contents">Prmisd.cpayno</text:p>
          </table:table-cell>
          <table:table-cell table:style-name="Tabla2.B11" office:value-type="string">
            <text:p text:style-name="P3">Verifica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 Ingreso (Deduccion)</text:p>
          </table:table-cell>
          <table:table-cell table:style-name="Tabla2.B11" office:value-type="string">
            <text:p text:style-name="Table_20_Contents">Prmisd.cdedno</text:p>
          </table:table-cell>
          <table:table-cell table:style-name="Tabla2.B11" office:value-type="string">
            <text:p text:style-name="P3">Verifica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scripcion</text:p>
          </table:table-cell>
          <table:table-cell table:style-name="Tabla2.A2" office:value-type="string">
            <text:p text:style-name="Table_20_Contents">Prmisd.cdesc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Valor deducciones</text:p>
          </table:table-cell>
          <table:table-cell table:style-name="Tabla2.B11" office:value-type="string">
            <text:p text:style-name="P2">Prmisd.ndedamt</text:p>
          </table:table-cell>
          <table:table-cell table:style-name="Tabla2.B11" office:value-type="string">
            <text:p text:style-name="P3">Es este?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5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Descripción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9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Prioridad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ext:soft-page-break/>
        <table:table-row>
          <table:table-cell table:style-name="Tabla3.A1" office:value-type="string">
            <text:p text:style-name="Table_20_Heading">Nombre del Reporte:</text:p>
          </table:table-cell>
          <table:table-cell table:style-name="Tabla3.B1" table:number-columns-spanned="3" office:value-type="string">
            <text:p text:style-name="P5">Reporte 1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Descripción General del Reporte:</text:p>
          </table:table-cell>
          <table:table-cell table:style-name="Tabla3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">Campos</text:p>
          </table:table-cell>
          <table:table-cell table:style-name="Tabla3.A3" office:value-type="string">
            <text:p text:style-name="P1">Tablas</text:p>
          </table:table-cell>
          <table:table-cell table:style-name="Tabla3.A3" office:value-type="string">
            <text:p text:style-name="P1">Descripción</text:p>
          </table:table-cell>
          <table:table-cell table:style-name="Tabla3.D3" office:value-type="string">
            <text:p text:style-name="P6">Notas</text:p>
          </table:table-cell>
        </table:table-row>
        <table:table-row>
          <table:table-cell table:style-name="Tabla3.A2" office:value-type="string">
            <text:p text:style-name="Table_20_Contents">Programa</text:p>
          </table:table-cell>
          <table:table-cell table:style-name="Tabla3.A2" office:value-type="string">
            <text:p text:style-name="Table_20_Contents">Bgbudt.cbudno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Presupuesto</text:p>
          </table:table-cell>
          <table:table-cell table:style-name="Tabla3.A2" office:value-type="string">
            <text:p text:style-name="Table_20_Contents">Bgdudt.cbudi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Transferencia</text:p>
          </table:table-cell>
          <table:table-cell table:style-name="Tabla3.B6" office:value-type="string">
            <text:p text:style-name="P7">Bgadjm.nadjamt</text:p>
          </table:table-cell>
          <table:table-cell table:style-name="Tabla3.B6" office:value-type="string">
            <text:p text:style-name="P3">De que tabla sacar esto?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Modificado</text:p>
          </table:table-cell>
          <table:table-cell table:style-name="Tabla3.A2" office:value-type="string">
            <text:p text:style-name="Table_20_Contents">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Utilizado</text:p>
          </table:table-cell>
          <table:table-cell table:style-name="Tabla3.A2" office:value-type="string">
            <text:p text:style-name="Table_20_Contents">Bgdudt.namtuse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Disponible</text:p>
          </table:table-cell>
          <table:table-cell table:style-name="Tabla3.A2" office:value-type="string">
            <text:p text:style-name="Table_20_Contents"><text:bookmark-start text:name="__DdeLink__2875_1034940143"/>Bgdudt.namt – bgdudt.namtused<text:bookmark-end text:name="__DdeLink__2875_1034940143"/>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Utilizado</text:p>
          </table:table-cell>
          <table:table-cell table:style-name="Tabla3.A2" office:value-type="string">
            <text:p text:style-name="Table_20_Contents">Bgdudt.namtused / Bgdudt.namt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Disponible</text:p>
          </table:table-cell>
          <table:table-cell table:style-name="Tabla3.A2" office:value-type="string">
            <text:p text:style-name="Table_20_Contents"><text:bookmark text:name="__DdeLink__595_5380556501"/>(Bgdudt.namt – bgdudt.namtused) / Bgdudt.namt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Descripción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Prioridad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ext:soft-page-break/>
        <table:table-row>
          <table:table-cell table:style-name="Tabla4.A1" office:value-type="string">
            <text:p text:style-name="Table_20_Heading">Nombre del Reporte:</text:p>
          </table:table-cell>
          <table:table-cell table:style-name="Tabla4.B1" table:number-columns-spanned="3" office:value-type="string">
            <text:p text:style-name="P5">Reporte 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escripción General del Reporte:</text:p>
          </table:table-cell>
          <table:table-cell table:style-name="Tabla4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">Campos</text:p>
          </table:table-cell>
          <table:table-cell table:style-name="Tabla4.A3" office:value-type="string">
            <text:p text:style-name="P1">Tablas</text:p>
          </table:table-cell>
          <table:table-cell table:style-name="Tabla4.A3" office:value-type="string">
            <text:p text:style-name="P1">Descripción</text:p>
          </table:table-cell>
          <table:table-cell table:style-name="Tabla4.D3" office:value-type="string">
            <text:p text:style-name="P6">Notas</text:p>
          </table:table-cell>
        </table:table-row>
        <table:table-row>
          <table:table-cell table:style-name="Tabla4.A2" office:value-type="string">
            <text:p text:style-name="Table_20_Contents">Grupo</text:p>
          </table:table-cell>
          <table:table-cell table:style-name="Tabla4.A2" office:value-type="string">
            <text:p text:style-name="Table_20_Contents">Bgbudt.cbudno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Presupuesto</text:p>
          </table:table-cell>
          <table:table-cell table:style-name="Tabla4.A2" office:value-type="string">
            <text:p text:style-name="Table_20_Contents">Bgdudt.cbudi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Transferencia</text:p>
          </table:table-cell>
          <table:table-cell table:style-name="Tabla4.A2" office:value-type="string">
            <text:p text:style-name="P7">Bgadjm.nadjamt</text:p>
          </table:table-cell>
          <table:table-cell table:style-name="Tabla4.A2" office:value-type="string">
            <text:p text:style-name="P3">De que tabla sacar esto?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Modificado</text:p>
          </table:table-cell>
          <table:table-cell table:style-name="Tabla4.A2" office:value-type="string">
            <text:p text:style-name="Table_20_Contents">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Utilizado</text:p>
          </table:table-cell>
          <table:table-cell table:style-name="Tabla4.A2" office:value-type="string">
            <text:p text:style-name="Table_20_Contents">Bgdudt.namtuse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Disponible</text:p>
          </table:table-cell>
          <table:table-cell table:style-name="Tabla4.A2" office:value-type="string">
            <text:p text:style-name="Table_20_Contents"><text:bookmark-start text:name="__DdeLink__2875_10349401431"/>Bgdudt.namt – bgdudt.namtused<text:bookmark-end text:name="__DdeLink__2875_10349401431"/>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Utilizado</text:p>
          </table:table-cell>
          <table:table-cell table:style-name="Tabla4.A2" office:value-type="string">
            <text:p text:style-name="Table_20_Contents">Bgdudt.namtused / Bgdudt.namt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Disponible</text:p>
          </table:table-cell>
          <table:table-cell table:style-name="Tabla4.A2" office:value-type="string">
            <text:p text:style-name="Table_20_Contents">(Bgdudt.namt – bgdudt.namtused) / Bgdudt.namt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Descripción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Prioridad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ext:soft-page-break/>
        <table:table-row>
          <table:table-cell table:style-name="Tabla5.A1" office:value-type="string">
            <text:p text:style-name="Table_20_Heading">Nombre del Reporte:</text:p>
          </table:table-cell>
          <table:table-cell table:style-name="Tabla5.B1" table:number-columns-spanned="3" office:value-type="string">
            <text:p text:style-name="P5">Reporte 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escripción General del Reporte:</text:p>
          </table:table-cell>
          <table:table-cell table:style-name="Tabla5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1">Campos</text:p>
          </table:table-cell>
          <table:table-cell table:style-name="Tabla5.A3" office:value-type="string">
            <text:p text:style-name="P1">Tablas</text:p>
          </table:table-cell>
          <table:table-cell table:style-name="Tabla5.A3" office:value-type="string">
            <text:p text:style-name="P1">Descripción</text:p>
          </table:table-cell>
          <table:table-cell table:style-name="Tabla5.D3" office:value-type="string">
            <text:p text:style-name="P6">Notas</text:p>
          </table:table-cell>
        </table:table-row>
        <table:table-row>
          <table:table-cell table:style-name="Tabla5.A2" office:value-type="string">
            <text:p text:style-name="P2">SubGrupo</text:p>
          </table:table-cell>
          <table:table-cell table:style-name="Tabla5.A2" office:value-type="string">
            <text:p text:style-name="Table_20_Contents">Bgbudt.cbudno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Presupuesto</text:p>
          </table:table-cell>
          <table:table-cell table:style-name="Tabla5.A2" office:value-type="string">
            <text:p text:style-name="Table_20_Contents">Bgdudt.cbudi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Transferencia</text:p>
          </table:table-cell>
          <table:table-cell table:style-name="Tabla5.A2" office:value-type="string">
            <text:p text:style-name="P7">Bgadjm.nadjamt</text:p>
          </table:table-cell>
          <table:table-cell table:style-name="Tabla5.A2" office:value-type="string">
            <text:p text:style-name="P3">De que tabla sacar esto?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Modificado</text:p>
          </table:table-cell>
          <table:table-cell table:style-name="Tabla5.A2" office:value-type="string">
            <text:p text:style-name="Table_20_Contents">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Utilizado</text:p>
          </table:table-cell>
          <table:table-cell table:style-name="Tabla5.A2" office:value-type="string">
            <text:p text:style-name="Table_20_Contents">Bgdudt.namtuse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Disponible</text:p>
          </table:table-cell>
          <table:table-cell table:style-name="Tabla5.A2" office:value-type="string">
            <text:p text:style-name="Table_20_Contents"><text:bookmark-start text:name="__DdeLink__2875_10349401432"/>Bgdudt.namt – bgdudt.namtused<text:bookmark-end text:name="__DdeLink__2875_10349401432"/>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Utilizado</text:p>
          </table:table-cell>
          <table:table-cell table:style-name="Tabla5.A2" office:value-type="string">
            <text:p text:style-name="Table_20_Contents">Bgdudt.namtused / Bgdudt.namt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Disponible</text:p>
          </table:table-cell>
          <table:table-cell table:style-name="Tabla5.A2" office:value-type="string">
            <text:p text:style-name="Table_20_Contents">(Bgdudt.namt – bgdudt.namtused) / Bgdudt.namt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Descripción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Prioridad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7:00:38</meta:creation-date>
    <dc:date>2014-08-19T13:31:24.958000000</dc:date>
    <meta:editing-duration>PT41M57S</meta:editing-duration>
    <meta:editing-cycles>9</meta:editing-cycles>
    <meta:generator>LibreOffice/4.1.6.2$Windows_x86 LibreOffice_project/40ff705089295be5be0aae9b15123f687c05b0a</meta:generator>
    <meta:document-statistic meta:table-count="6" meta:image-count="0" meta:object-count="0" meta:page-count="6" meta:paragraph-count="245" meta:word-count="366" meta:character-count="3095" meta:non-whitespace-character-count="2968"/>
  </office:meta>
</office:document-meta>
</file>